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89.477cm" svg:height="14.111cm" svg:x="1.875cm" svg:y="0.1cm">
            <draw:object draw:notify-on-update-of-ranges="Arkusz1.A1:Arkusz1.A3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3.012305" calcext:value-type="float">
            <text:p>3,012305</text:p>
          </table:table-cell>
        </table:table-row>
        <table:table-row table:style-name="ro1">
          <table:table-cell office:value-type="float" office:value="2.841797" calcext:value-type="float">
            <text:p>2,841797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383008" calcext:value-type="float">
            <text:p>1,383008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0.492578" calcext:value-type="float">
            <text:p>0,492578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0.094727" calcext:value-type="float">
            <text:p>0,094727</text:p>
          </table:table-cell>
        </table:table-row>
        <table:table-row table:style-name="ro1">
          <table:table-cell office:value-type="float" office:value="2.898633" calcext:value-type="float">
            <text:p>2,89863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3.107031" calcext:value-type="float">
            <text:p>3,107031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2.690234" calcext:value-type="float">
            <text:p>2,690234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671289" calcext:value-type="float">
            <text:p>2,67128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784961" calcext:value-type="float">
            <text:p>2,784961</text:p>
          </table:table-cell>
        </table:table-row>
        <table:table-row table:style-name="ro1">
          <table:table-cell office:value-type="float" office:value="2.898633" calcext:value-type="float">
            <text:p>2,898633</text:p>
          </table:table-cell>
        </table:table-row>
        <table:table-row table:style-name="ro1">
          <table:table-cell office:value-type="float" office:value="2.70918" calcext:value-type="float">
            <text:p>2,70918</text:p>
          </table:table-cell>
        </table:table-row>
        <table:table-row table:style-name="ro1">
          <table:table-cell office:value-type="float" office:value="2.538672" calcext:value-type="float">
            <text:p>2,538672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2.898633" calcext:value-type="float">
            <text:p>2,898633</text:p>
          </table:table-cell>
        </table:table-row>
        <table:table-row table:style-name="ro1">
          <table:table-cell office:value-type="float" office:value="3.03125" calcext:value-type="float">
            <text:p>3,03125</text:p>
          </table:table-cell>
        </table:table-row>
        <table:table-row table:style-name="ro1">
          <table:table-cell office:value-type="float" office:value="2.803906" calcext:value-type="float">
            <text:p>2,803906</text:p>
          </table:table-cell>
        </table:table-row>
        <table:table-row table:style-name="ro1">
          <table:table-cell office:value-type="float" office:value="2.690234" calcext:value-type="float">
            <text:p>2,690234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538672" calcext:value-type="float">
            <text:p>2,538672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74707" calcext:value-type="float">
            <text:p>2,74707</text:p>
          </table:table-cell>
        </table:table-row>
        <table:table-row table:style-name="ro1">
          <table:table-cell office:value-type="float" office:value="2.74707" calcext:value-type="float">
            <text:p>2,74707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766016" calcext:value-type="float">
            <text:p>2,766016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652344" calcext:value-type="float">
            <text:p>2,652344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879687" calcext:value-type="float">
            <text:p>2,879687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2.728125" calcext:value-type="float">
            <text:p>2,72812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822852" calcext:value-type="float">
            <text:p>2,822852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993359" calcext:value-type="float">
            <text:p>2,993359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671289" calcext:value-type="float">
            <text:p>2,67128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0.341016" calcext:value-type="float">
            <text:p>0,341016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3.220703" calcext:value-type="float">
            <text:p>3,220703</text:p>
          </table:table-cell>
        </table:table-row>
        <table:table-row table:style-name="ro1">
          <table:table-cell office:value-type="float" office:value="0.530469" calcext:value-type="float">
            <text:p>0,530469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3.107031" calcext:value-type="float">
            <text:p>3,107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79687" calcext:value-type="float">
            <text:p>2,879687</text:p>
          </table:table-cell>
        </table:table-row>
        <table:table-row table:style-name="ro1">
          <table:table-cell office:value-type="float" office:value="0.644141" calcext:value-type="float">
            <text:p>0,644141</text:p>
          </table:table-cell>
        </table:table-row>
        <table:table-row table:style-name="ro1">
          <table:table-cell office:value-type="float" office:value="3.050195" calcext:value-type="float">
            <text:p>3,050195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0.473633" calcext:value-type="float">
            <text:p>0,473633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0703" calcext:value-type="float">
            <text:p>3,220703</text:p>
          </table:table-cell>
        </table:table-row>
        <table:table-row table:style-name="ro1">
          <table:table-cell office:value-type="float" office:value="0.587305" calcext:value-type="float">
            <text:p>0,587305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766016" calcext:value-type="float">
            <text:p>2,766016</text:p>
          </table:table-cell>
        </table:table-row>
        <table:table-row table:style-name="ro1">
          <table:table-cell office:value-type="float" office:value="0.359961" calcext:value-type="float">
            <text:p>0,359961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416797" calcext:value-type="float">
            <text:p>0,416797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492578" calcext:value-type="float">
            <text:p>0,492578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74707" calcext:value-type="float">
            <text:p>2,74707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2.974414" calcext:value-type="float">
            <text:p>2,974414</text:p>
          </table:table-cell>
        </table:table-row>
        <table:table-row table:style-name="ro1">
          <table:table-cell office:value-type="float" office:value="2.74707" calcext:value-type="float">
            <text:p>2,74707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3.107031" calcext:value-type="float">
            <text:p>3,107031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2.671289" calcext:value-type="float">
            <text:p>2,671289</text:p>
          </table:table-cell>
        </table:table-row>
        <table:table-row table:style-name="ro1">
          <table:table-cell office:value-type="float" office:value="2.690234" calcext:value-type="float">
            <text:p>2,690234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0.549414" calcext:value-type="float">
            <text:p>0,54941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0.397852" calcext:value-type="float">
            <text:p>0,397852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.435742" calcext:value-type="float">
            <text:p>0,435742</text:p>
          </table:table-cell>
        </table:table-row>
        <table:table-row table:style-name="ro1">
          <table:table-cell office:value-type="float" office:value="2.728125" calcext:value-type="float">
            <text:p>2,728125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.492578" calcext:value-type="float">
            <text:p>0,492578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037891" calcext:value-type="float">
            <text:p>0,037891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0.094727" calcext:value-type="float">
            <text:p>0,094727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0.151562" calcext:value-type="float">
            <text:p>0,151562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056836" calcext:value-type="float">
            <text:p>0,056836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2305" calcext:value-type="float">
            <text:p>3,012305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094727" calcext:value-type="float">
            <text:p>0,094727</text:p>
          </table:table-cell>
        </table:table-row>
        <table:table-row table:style-name="ro1">
          <table:table-cell office:value-type="float" office:value="0.341016" calcext:value-type="float">
            <text:p>0,341016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6523" calcext:value-type="float">
            <text:p>2,936523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9141" calcext:value-type="float">
            <text:p>3,069141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8633" calcext:value-type="float">
            <text:p>2,898633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3.258594" calcext:value-type="float">
            <text:p>3,258594</text:p>
          </table:table-cell>
        </table:table-row>
        <table:table-row table:style-name="ro1">
          <table:table-cell office:value-type="float" office:value="0.303125" calcext:value-type="float">
            <text:p>0,303125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614453" calcext:value-type="float">
            <text:p>2,61445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3.088086" calcext:value-type="float">
            <text:p>3,088086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3.220703" calcext:value-type="float">
            <text:p>3,22070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383008" calcext:value-type="float">
            <text:p>1,383008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0.682031" calcext:value-type="float">
            <text:p>0,682031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383008" calcext:value-type="float">
            <text:p>1,383008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738867" calcext:value-type="float">
            <text:p>0,738867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246289" calcext:value-type="float">
            <text:p>0,246289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860742" calcext:value-type="float">
            <text:p>2,860742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538672" calcext:value-type="float">
            <text:p>2,538672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3.182812" calcext:value-type="float">
            <text:p>3,182812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625195" calcext:value-type="float">
            <text:p>0,625195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2.803906" calcext:value-type="float">
            <text:p>2,803906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359961" calcext:value-type="float">
            <text:p>0,359961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492578" calcext:value-type="float">
            <text:p>0,492578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2.557617" calcext:value-type="float">
            <text:p>2,557617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682031" calcext:value-type="float">
            <text:p>0,682031</text:p>
          </table:table-cell>
        </table:table-row>
        <table:table-row table:style-name="ro1">
          <table:table-cell office:value-type="float" office:value="0.682031" calcext:value-type="float">
            <text:p>0,682031</text:p>
          </table:table-cell>
        </table:table-row>
        <table:table-row table:style-name="ro1">
          <table:table-cell office:value-type="float" office:value="0.359961" calcext:value-type="float">
            <text:p>0,359961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2.671289" calcext:value-type="float">
            <text:p>2,671289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454687" calcext:value-type="float">
            <text:p>0,454687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0.511523" calcext:value-type="float">
            <text:p>0,511523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397852" calcext:value-type="float">
            <text:p>0,397852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2.538672" calcext:value-type="float">
            <text:p>2,538672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0.28418" calcext:value-type="float">
            <text:p>0,28418</text:p>
          </table:table-cell>
        </table:table-row>
        <table:table-row table:style-name="ro1">
          <table:table-cell office:value-type="float" office:value="0.663086" calcext:value-type="float">
            <text:p>0,66308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738867" calcext:value-type="float">
            <text:p>0,738867</text:p>
          </table:table-cell>
        </table:table-row>
        <table:table-row table:style-name="ro1">
          <table:table-cell office:value-type="float" office:value="0.454687" calcext:value-type="float">
            <text:p>0,454687</text:p>
          </table:table-cell>
        </table:table-row>
        <table:table-row table:style-name="ro1">
          <table:table-cell office:value-type="float" office:value="0.682031" calcext:value-type="float">
            <text:p>0,682031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0.587305" calcext:value-type="float">
            <text:p>0,587305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663086" calcext:value-type="float">
            <text:p>0,663086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454687" calcext:value-type="float">
            <text:p>0,454687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0.189453" calcext:value-type="float">
            <text:p>0,189453</text:p>
          </table:table-cell>
        </table:table-row>
        <table:table-row table:style-name="ro1">
          <table:table-cell office:value-type="float" office:value="0.663086" calcext:value-type="float">
            <text:p>0,663086</text:p>
          </table:table-cell>
        </table:table-row>
        <table:table-row table:style-name="ro1">
          <table:table-cell office:value-type="float" office:value="0.700977" calcext:value-type="float">
            <text:p>0,700977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0.738867" calcext:value-type="float">
            <text:p>0,738867</text:p>
          </table:table-cell>
        </table:table-row>
        <table:table-row table:style-name="ro1">
          <table:table-cell office:value-type="float" office:value="0.303125" calcext:value-type="float">
            <text:p>0,303125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0.60625" calcext:value-type="float">
            <text:p>0,60625</text:p>
          </table:table-cell>
        </table:table-row>
        <table:table-row table:style-name="ro1">
          <table:table-cell office:value-type="float" office:value="0.530469" calcext:value-type="float">
            <text:p>0,530469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719922" calcext:value-type="float">
            <text:p>0,71992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0.492578" calcext:value-type="float">
            <text:p>0,49257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757812" calcext:value-type="float">
            <text:p>0,757812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663086" calcext:value-type="float">
            <text:p>0,663086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2.614453" calcext:value-type="float">
            <text:p>2,614453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587305" calcext:value-type="float">
            <text:p>0,587305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458789" calcext:value-type="float">
            <text:p>1,458789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738867" calcext:value-type="float">
            <text:p>0,738867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2.766016" calcext:value-type="float">
            <text:p>2,766016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530469" calcext:value-type="float">
            <text:p>0,530469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719922" calcext:value-type="float">
            <text:p>0,719922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633398" calcext:value-type="float">
            <text:p>2,633398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2.065039" calcext:value-type="float">
            <text:p>2,065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2.766016" calcext:value-type="float">
            <text:p>2,766016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936523" calcext:value-type="float">
            <text:p>2,936523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652344" calcext:value-type="float">
            <text:p>2,652344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0.189453" calcext:value-type="float">
            <text:p>0,189453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.018945" calcext:value-type="float">
            <text:p>0,018945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3.239648" calcext:value-type="float">
            <text:p>3,239648</text:p>
          </table:table-cell>
        </table:table-row>
        <table:table-row table:style-name="ro1">
          <table:table-cell office:value-type="float" office:value="2.974414" calcext:value-type="float">
            <text:p>2,974414</text:p>
          </table:table-cell>
        </table:table-row>
        <table:table-row table:style-name="ro1">
          <table:table-cell office:value-type="float" office:value="2.841797" calcext:value-type="float">
            <text:p>2,841797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671289" calcext:value-type="float">
            <text:p>2,67128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273438" calcext:value-type="float">
            <text:p>2,273438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1T08:15:44.70577665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9.478cm" svg:height="14.112cm" xlink:href=".." xlink:type="simple" chart:class="chart:line" chart:style-name="ch1">
        <chart:title svg:x="40.833cm" svg:y="0.417cm" chart:style-name="ch2">
          <text:p>Pomiar z akcelerometru 3000 próbek</text:p>
        </chart:title>
        <chart:legend chart:legend-position="end" svg:x="86.484cm" svg:y="6.759cm" style:legend-expansion="high" chart:style-name="ch3"/>
        <chart:plot-area chart:style-name="ch4" table:cell-range-address="Arkusz1.A1:Arkusz1.A3000" svg:x="1.789cm" svg:y="1.526cm" svg:width="82.906cm" svg:height="12.304cm">
          <chartooo:coordinate-region svg:x="2.511cm" svg:y="1.723cm" svg:width="82.184cm" svg:height="11.0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A1:Arkusz1.A3000" chart:class="chart:line">
            <chart:data-point chart:repeated="3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3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12305">
                <text:p>3.012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41797">
                <text:p>2.841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3008">
                <text:p>1.383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2578">
                <text:p>0.4925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4727">
                <text:p>0.094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98633">
                <text:p>2.89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07031">
                <text:p>3.107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690234">
                <text:p>2.6902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671289">
                <text:p>2.671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84961">
                <text:p>2.784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898633">
                <text:p>2.8986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918">
                <text:p>2.709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38672">
                <text:p>2.5386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98633">
                <text:p>2.8986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03906">
                <text:p>2.803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690234">
                <text:p>2.6902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38672">
                <text:p>2.538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74707">
                <text:p>2.747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74707">
                <text:p>2.747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766016">
                <text:p>2.766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52344">
                <text:p>2.6523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879687">
                <text:p>2.8796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728125">
                <text:p>2.728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22852">
                <text:p>2.8228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93359">
                <text:p>2.9933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671289">
                <text:p>2.6712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41016">
                <text:p>0.341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220703">
                <text:p>3.2207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30469">
                <text:p>0.5304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07031">
                <text:p>3.1070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79687">
                <text:p>2.8796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4141">
                <text:p>0.6441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50195">
                <text:p>3.050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73633">
                <text:p>0.4736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220703">
                <text:p>3.2207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87305">
                <text:p>0.5873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766016">
                <text:p>2.766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59961">
                <text:p>0.3599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16797">
                <text:p>0.4167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92578">
                <text:p>0.492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74707">
                <text:p>2.747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74414">
                <text:p>2.9744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74707">
                <text:p>2.747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07031">
                <text:p>3.1070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671289">
                <text:p>2.6712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690234">
                <text:p>2.6902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49414">
                <text:p>0.5494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97852">
                <text:p>0.3978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35742">
                <text:p>0.4357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28125">
                <text:p>2.728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2578">
                <text:p>0.492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37891">
                <text:p>0.0378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4727">
                <text:p>0.0947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51562">
                <text:p>0.1515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6836">
                <text:p>0.0568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12305">
                <text:p>3.0123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4727">
                <text:p>0.0947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41016">
                <text:p>0.3410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936523">
                <text:p>2.9365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069141">
                <text:p>3.0691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898633">
                <text:p>2.8986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58594">
                <text:p>3.2585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03125">
                <text:p>0.303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614453">
                <text:p>2.6144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88086">
                <text:p>3.0880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220703">
                <text:p>3.2207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383008">
                <text:p>1.3830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682031">
                <text:p>0.6820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383008">
                <text:p>1.3830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738867">
                <text:p>0.73886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246289">
                <text:p>0.2462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860742">
                <text:p>2.8607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538672">
                <text:p>2.53867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.182812">
                <text:p>3.18281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625195">
                <text:p>0.62519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803906">
                <text:p>2.8039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59961">
                <text:p>0.35996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92578">
                <text:p>0.49257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557617">
                <text:p>2.55761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682031">
                <text:p>0.68203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682031">
                <text:p>0.68203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359961">
                <text:p>0.35996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671289">
                <text:p>2.67128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54687">
                <text:p>0.45468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511523">
                <text:p>0.51152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397852">
                <text:p>0.39785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.538672">
                <text:p>2.53867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28418">
                <text:p>0.2841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663086">
                <text:p>0.66308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738867">
                <text:p>0.7388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454687">
                <text:p>0.45468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682031">
                <text:p>0.68203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587305">
                <text:p>0.58730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663086">
                <text:p>0.66308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454687">
                <text:p>0.45468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189453">
                <text:p>0.18945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663086">
                <text:p>0.66308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700977">
                <text:p>0.70097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738867">
                <text:p>0.73886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03125">
                <text:p>0.30312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60625">
                <text:p>0.6062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530469">
                <text:p>0.53046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719922">
                <text:p>0.71992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492578">
                <text:p>0.49257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757812">
                <text:p>0.75781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663086">
                <text:p>0.66308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.614453">
                <text:p>2.61445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587305">
                <text:p>0.58730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458789">
                <text:p>1.45878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738867">
                <text:p>0.73886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.766016">
                <text:p>2.76601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530469">
                <text:p>0.53046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719922">
                <text:p>0.71992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.633398">
                <text:p>2.63339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.065039">
                <text:p>2.06503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.766016">
                <text:p>2.76601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.936523">
                <text:p>2.93652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.652344">
                <text:p>2.65234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189453">
                <text:p>0.18945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018945">
                <text:p>0.01894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.239648">
                <text:p>3.23964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.974414">
                <text:p>2.97441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841797">
                <text:p>2.84179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.671289">
                <text:p>2.67128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.273438">
                <text:p>2.2734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.349219">
                <text:p>2.349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